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00000018C362B699E80FB4BFD.tif" manifest:media-type="image/tiff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125in" fo:margin-left="-0.0167in" table:align="left"/>
    </style:style>
    <style:style style:name="Table1.A" style:family="table-column">
      <style:table-column-properties style:column-width="3.687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0.5625in"/>
    </style:style>
    <style:style style:name="Table1.A1" style:family="table-cell">
      <style:table-cell-properties fo:background-color="#dfcce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fcce4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5956" officeooo:paragraph-rsid="001c5956"/>
    </style:style>
    <style:style style:name="P2" style:family="paragraph" style:parent-style-name="Standard">
      <style:text-properties officeooo:rsid="001c5956" officeooo:paragraph-rsid="001e3d92"/>
    </style:style>
    <style:style style:name="P3" style:family="paragraph" style:parent-style-name="Standard">
      <style:text-properties officeooo:rsid="001cc04b" officeooo:paragraph-rsid="001cc04b"/>
    </style:style>
    <style:style style:name="P4" style:family="paragraph" style:parent-style-name="Standard">
      <style:text-properties officeooo:rsid="001cc04b" officeooo:paragraph-rsid="001dbd1f"/>
    </style:style>
    <style:style style:name="P5" style:family="paragraph" style:parent-style-name="Standard">
      <style:text-properties officeooo:rsid="001cc04b" officeooo:paragraph-rsid="001e3d92"/>
    </style:style>
    <style:style style:name="P6" style:family="paragraph" style:parent-style-name="Standard">
      <style:text-properties officeooo:rsid="001cc04b" officeooo:paragraph-rsid="001f2058"/>
    </style:style>
    <style:style style:name="P7" style:family="paragraph" style:parent-style-name="Standard">
      <style:text-properties officeooo:rsid="001e3d92" officeooo:paragraph-rsid="001e3d92"/>
    </style:style>
    <style:style style:name="P8" style:family="paragraph" style:parent-style-name="Standard">
      <style:text-properties officeooo:rsid="001f2058" officeooo:paragraph-rsid="001f2058"/>
    </style:style>
    <style:style style:name="P9" style:family="paragraph" style:parent-style-name="Standard">
      <style:text-properties officeooo:rsid="001f9300" officeooo:paragraph-rsid="001f9300"/>
    </style:style>
    <style:style style:name="P10" style:family="paragraph" style:parent-style-name="Standard">
      <style:text-properties officeooo:rsid="002002d6" officeooo:paragraph-rsid="002002d6"/>
    </style:style>
    <style:style style:name="P11" style:family="paragraph" style:parent-style-name="Table_20_Contents">
      <style:text-properties fo:font-weight="bold" officeooo:rsid="001f9300" officeooo:paragraph-rsid="001f9300" style:font-weight-asian="bold" style:font-weight-complex="bold"/>
    </style:style>
    <style:style style:name="P12" style:family="paragraph" style:parent-style-name="Standard">
      <style:text-properties officeooo:rsid="001dbd1f" officeooo:paragraph-rsid="001dbd1f"/>
    </style:style>
    <style:style style:name="P13" style:family="paragraph" style:parent-style-name="Standard">
      <style:text-properties officeooo:rsid="001dbd1f" officeooo:paragraph-rsid="001e3d92"/>
    </style:style>
    <style:style style:name="P14" style:family="paragraph" style:parent-style-name="Standard">
      <style:text-properties officeooo:rsid="001f9300" officeooo:paragraph-rsid="001e3d92"/>
    </style:style>
    <style:style style:name="P15" style:family="paragraph" style:parent-style-name="Standard">
      <style:text-properties officeooo:rsid="001e3d92" officeooo:paragraph-rsid="001e3d92"/>
    </style:style>
    <style:style style:name="P16" style:family="paragraph" style:parent-style-name="Standard">
      <style:text-properties fo:font-style="italic" officeooo:rsid="00212f0e" officeooo:paragraph-rsid="002002d6" style:font-style-asian="italic" style:font-style-complex="italic"/>
    </style:style>
    <style:style style:name="P17" style:family="paragraph" style:parent-style-name="Standard">
      <style:text-properties fo:font-style="normal" officeooo:rsid="00212f0e" officeooo:paragraph-rsid="00212f0e" style:font-style-asian="normal" style:font-style-complex="normal"/>
    </style:style>
    <style:style style:name="P18" style:family="paragraph" style:parent-style-name="Standard">
      <style:text-properties officeooo:rsid="001cc04b" officeooo:paragraph-rsid="001e3d92"/>
    </style:style>
    <style:style style:name="P19" style:family="paragraph" style:parent-style-name="Table_20_Contents">
      <style:text-properties fo:color="#59c5c7" officeooo:rsid="0025008b" officeooo:paragraph-rsid="0025008b"/>
    </style:style>
    <style:style style:name="P20" style:family="paragraph" style:parent-style-name="Table_20_Contents">
      <style:text-properties fo:color="#59c5c7" fo:font-weight="bold" officeooo:rsid="0025008b" officeooo:paragraph-rsid="0025008b" style:font-weight-asian="bold" style:font-weight-complex="bold"/>
    </style:style>
    <style:style style:name="P21" style:family="paragraph" style:parent-style-name="Table_20_Contents">
      <style:text-properties fo:color="#59c5c7" fo:font-size="22pt" fo:font-weight="bold" officeooo:rsid="0025008b" officeooo:paragraph-rsid="0025008b" style:font-size-asian="22pt" style:font-weight-asian="bold" style:font-size-complex="22pt" style:font-weight-complex="bold"/>
    </style:style>
    <style:style style:name="P22" style:family="paragraph" style:parent-style-name="Header">
      <style:text-properties officeooo:rsid="0025008b" officeooo:paragraph-rsid="0025008b"/>
    </style:style>
    <style:style style:name="P23" style:family="paragraph">
      <style:paragraph-properties fo:text-align="center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-color="#ffffff"/>
      <style:paragraph-properties fo:text-align="center"/>
      <style:text-properties fo:font-size="12pt"/>
    </style:style>
    <style:style style:name="T1" style:family="text">
      <style:text-properties officeooo:rsid="001dbd1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bd1f" style:font-weight-asian="bold" style:font-weight-complex="bold"/>
    </style:style>
    <style:style style:name="T4" style:family="text">
      <style:text-properties fo:font-weight="bold" officeooo:rsid="00246d73" style:font-weight-asian="bold" style:font-weight-complex="bold"/>
    </style:style>
    <style:style style:name="T5" style:family="text">
      <style:text-properties officeooo:rsid="001e3d92"/>
    </style:style>
    <style:style style:name="T6" style:family="text">
      <style:text-properties officeooo:rsid="001f930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12f0e" style:font-style-asian="italic" style:font-style-complex="italic"/>
    </style:style>
    <style:style style:name="T9" style:family="text">
      <style:text-properties officeooo:rsid="0022aedd"/>
    </style:style>
    <style:style style:name="T10" style:family="text">
      <style:text-properties officeooo:rsid="00246d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1665in" fo:min-width="0.1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0.1673in" fo:min-width="0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11111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0.1465in" fo:min-width="0.1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0.1457in" fo:min-width="0.1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11111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. <text:s text:c="2"/>Name:</text:p>
      <text:p text:style-name="P1"><draw:line text:anchor-type="paragraph" draw:z-index="0" draw:name="Shape1" draw:style-name="gr1" draw:text-style-name="P23" svg:x1="0.5339in" svg:y1="0.4236in" svg:x2="2.6484in" svg:y2="0.4339in"><text:p/></draw:line><draw:line text:anchor-type="paragraph" draw:z-index="1" draw:name="Shape2" draw:style-name="gr1" draw:text-style-name="P23" svg:x1="2.8362in" svg:y1="0.4441in" svg:x2="4.8154in" svg:y2="0.4339in"><text:p/></draw:line><draw:line text:anchor-type="paragraph" draw:z-index="2" draw:name="Shape3" draw:style-name="gr1" draw:text-style-name="P23" svg:x1="4.8984in" svg:y1="0.4445in" svg:x2="7.0339in" svg:y2="0.4236in"><text:p/></draw:line><text:s text:c="23"/>First: <text:s text:c="44"/>Middle: <text:s text:c="36"/>Surname</text:p>
      <text:p text:style-name="P1"/>
      <text:p text:style-name="P1"/>
      <text:p text:style-name="P1"><draw:custom-shape text:anchor-type="paragraph" draw:z-index="3" draw:name="Shape5" draw:style-name="gr2" draw:text-style-name="P24" svg:width="0.1669in" svg:height="0.1669in" svg:x="1.3256in" svg:y="0.0217in"><text:p text:style-name="P23"><text:s/><text:s/><text:s/><text:s/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Shape5" draw:style-name="gr3" draw:text-style-name="P25" svg:width="0.1677in" svg:height="0.1677in" svg:x="2.9717in" svg:y="0.0319in"><text:p/><draw:enhanced-geometry svg:viewBox="0 0 21600 21600" draw:mirror-horizontal="false" draw:mirror-vertical="false" draw:type="rectangle" draw:enhanced-path="M 0 0 L 21600 0 21600 21600 0 21600 0 0 Z N"/></draw:custom-shape>2. Gender <text:s text:c="21"/>Male <text:s text:c="30"/>Female</text:p>
      <text:p text:style-name="P3"/>
      <text:p text:style-name="P6"><draw:line text:anchor-type="paragraph" draw:z-index="5" draw:name="Shape4" draw:style-name="gr4" draw:text-style-name="P23" svg:x1="1.1382in" svg:y1="0.1902in" svg:x2="3.5547in" svg:y2="0.1902in"><text:p/></draw:line><draw:line text:anchor-type="paragraph" draw:z-index="6" draw:name="Shape6" draw:style-name="gr5" draw:text-style-name="P23" svg:x1="4.8362in" svg:y1="0.1693in" svg:x2="7.076in" svg:y2="0.1382in"><text:p/></draw:line>3. <text:s/>Date of Birth: <text:s text:c="60"/>National ID No:</text:p>
      <text:p text:style-name="P6"/>
      <text:p text:style-name="P6">4. Contacts:</text:p>
      <text:p text:style-name="P3"><draw:line text:anchor-type="paragraph" draw:z-index="9" draw:name="Shape8" draw:style-name="gr4" draw:text-style-name="P23" svg:x1="2.8984in" svg:y1="0.1736in" svg:x2="4.1382in" svg:y2="0.1634in"><text:p/></draw:line><draw:line text:anchor-type="paragraph" draw:z-index="8" draw:name="Shape9" draw:style-name="gr5" draw:text-style-name="P23" svg:x1="4.6902in" svg:y1="0.1736in" svg:x2="7.0965in" svg:y2="0.1319in"><text:p/></draw:line><draw:line text:anchor-type="paragraph" draw:z-index="7" draw:name="Shape7" draw:style-name="gr5" draw:text-style-name="P23" svg:x1="1.3256in" svg:y1="0.1843in" svg:x2="2.4508in" svg:y2="0.1634in"><text:p/></draw:line><text:s text:c="7"/>Post Office Box: <text:s text:c="26"/>Code: <text:s text:c="30"/>County:</text:p>
      <text:p text:style-name="P3"><text:s text:c="5"/></text:p>
      <text:p text:style-name="P3"><draw:line text:anchor-type="paragraph" draw:z-index="10" draw:name="Shape10" draw:style-name="gr5" draw:text-style-name="P23" svg:x1="1.5028in" svg:y1="0.176in" svg:x2="7.0547in" svg:y2="0.1134in"><text:p/></draw:line><text:s text:c="6"/><text:span text:style-name="T1">Physical Address: </text:span></text:p>
      <text:p text:style-name="P3"/>
      <text:p text:style-name="P4"><draw:line text:anchor-type="paragraph" draw:z-index="11" draw:name="Shape11" draw:style-name="gr5" draw:text-style-name="P23" svg:x1="1.5028in" svg:y1="0.178in" svg:x2="3.8571in" svg:y2="0.178in"><text:p/></draw:line><draw:line text:anchor-type="paragraph" draw:z-index="12" draw:name="Shape12" draw:style-name="gr4" draw:text-style-name="P23" svg:x1="4.6902in" svg:y1="0.1673in" svg:x2="7.0654in" svg:y2="0.1256in"><text:p/></draw:line><text:s text:c="6"/><text:span text:style-name="T1">Home Telephone: <text:s text:c="59"/>Cell Phone:</text:span></text:p>
      <text:p text:style-name="P12"><text:s text:c="5"/></text:p>
      <text:p text:style-name="P12"><draw:line text:anchor-type="paragraph" draw:z-index="13" draw:name="Shape13" draw:style-name="gr4" draw:text-style-name="P23" svg:x1="1.3154in" svg:y1="0.1902in" svg:x2="7.0445in" svg:y2="0.1382in"><text:p/></draw:line><text:s text:c="6"/>Email Address: </text:p>
      <text:p text:style-name="P4"/>
      <text:p text:style-name="P8"><draw:line text:anchor-type="paragraph" draw:z-index="40" draw:name="Shape20" draw:style-name="gr4" draw:text-style-name="P23" svg:x1="1.7528in" svg:y1="0.1736in" svg:x2="7.0028in" svg:y2="0.1217in"><text:p/></draw:line>5. Occupation/Profession:</text:p>
      <text:p text:style-name="P4"/>
      <text:p text:style-name="P5"><draw:custom-shape text:anchor-type="paragraph" draw:z-index="15" draw:name="Shape15" draw:style-name="gr7" draw:text-style-name="P24" svg:width="0.1461in" svg:height="0.1461in" svg:x="2.4819in" svg:y="0.0362in"><text:p/><draw:enhanced-geometry svg:viewBox="0 0 21600 21600" draw:type="rectangle" draw:enhanced-path="M 0 0 L 21600 0 21600 21600 0 21600 0 0 Z N"/></draw:custom-shape><draw:custom-shape text:anchor-type="paragraph" draw:z-index="14" draw:name="Shape14" draw:style-name="gr6" draw:text-style-name="P25" svg:width="0.1469in" svg:height="0.1469in" svg:x="2.0134in" svg:y="0.0465in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16" draw:name="Shape16" draw:style-name="gr5" draw:text-style-name="P23" svg:x1="3.8571in" svg:y1="0.1508in" svg:x2="4.7634in" svg:y2="0.1508in"><text:p/></draw:line><draw:line text:anchor-type="paragraph" draw:z-index="17" draw:name="Shape17" draw:style-name="gr5" draw:text-style-name="P23" svg:x1="5.9925in" svg:y1="0.1508in" svg:x2="7.0236in" svg:y2="0.1508in"><text:p/></draw:line><text:span text:style-name="T6">6. Membership Card Holder: <text:s text:c="4"/></text:span><text:span text:style-name="T3"><text:s/>Yes</text:span><text:span text:style-name="T1"> <text:s text:c="5"/></text:span><text:span text:style-name="T3">No</text:span><text:span text:style-name="T1"> <text:s text:c="2"/>Year Joined: <text:s text:c="24"/>Membership No:</text:span></text:p>
      <text:p text:style-name="P5"/>
      <text:p text:style-name="P8"><draw:line text:anchor-type="paragraph" draw:z-index="39" draw:name="Shape19" draw:style-name="gr4" draw:text-style-name="P23" svg:x1="2.0236in" svg:y1="0.1756in" svg:x2="6.961in" svg:y2="0.1547in"><text:p/></draw:line><text:span text:style-name="T6">7</text:span>. Name of Previous Church:</text:p>
      <text:p text:style-name="P5"/>
      <text:p text:style-name="P14"><draw:custom-shape text:anchor-type="paragraph" draw:z-index="18" draw:name="Shape14" draw:style-name="gr6" draw:text-style-name="P25" svg:width="0.1469in" svg:height="0.1469in" svg:x="2.211in" svg:y="0.0256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9" draw:name="Shape14" draw:style-name="gr6" draw:text-style-name="P25" svg:width="0.1469in" svg:height="0.1469in" svg:x="4.9402in" svg:y="0.0362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0" draw:name="Shape14" draw:style-name="gr6" draw:text-style-name="P25" svg:width="0.1469in" svg:height="0.1469in" svg:x="3.3882in" svg:y="0.0256in"><text:p/><draw:enhanced-geometry svg:viewBox="0 0 21600 21600" draw:mirror-horizontal="false" draw:mirror-vertical="false" draw:type="rectangle" draw:enhanced-path="M 0 0 L 21600 0 21600 21600 0 21600 0 0 Z N"/></draw:custom-shape>8. Sacramental Information: <text:s text:c="11"/>Baptized <text:s text:c="13"/>Confirmed <text:s text:c="20"/>Communicant.</text:p>
      <text:p text:style-name="P5"/>
      <text:p text:style-name="P14"><draw:custom-shape text:anchor-type="paragraph" draw:z-index="22" draw:name="Shape14" draw:style-name="gr6" draw:text-style-name="P25" svg:width="0.1469in" svg:height="0.1469in" svg:x="2.3882in" svg:y="0.0362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3" draw:name="Shape14" draw:style-name="gr6" draw:text-style-name="P25" svg:width="0.1469in" svg:height="0.1469in" svg:x="1.5547in" svg:y="0.0256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1" draw:name="Shape14" draw:style-name="gr6" draw:text-style-name="P25" svg:width="0.1469in" svg:height="0.1469in" svg:x="3.7839in" svg:y="0.0362in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24" draw:name="Shape18" draw:style-name="gr4" draw:text-style-name="P23" svg:x1="4.4819in" svg:y1="0.1862in" svg:x2="7.0339in" svg:y2="0.1862in"><text:p/></draw:line>9. Marital status: <text:s text:c="14"/>Single <text:s text:c="8"/>Married <text:s text:c="20"/>Others</text:p>
      <text:p text:style-name="P5"/>
      <text:p text:style-name="P7"><text:span text:style-name="T6">10</text:span>. Spouse’s</text:p>
      <text:p text:style-name="P5"/>
      <text:p text:style-name="P2"><text:span text:style-name="T5">i.</text:span> Name:</text:p>
      <text:p text:style-name="P2"><draw:line text:anchor-type="paragraph" draw:z-index="25" draw:name="Shape1" draw:style-name="gr1" draw:text-style-name="P23" svg:x1="0.5339in" svg:y1="0.4236in" svg:x2="2.6484in" svg:y2="0.4339in"><text:p/></draw:line><draw:line text:anchor-type="paragraph" draw:z-index="26" draw:name="Shape2" draw:style-name="gr1" draw:text-style-name="P23" svg:x1="2.8362in" svg:y1="0.4441in" svg:x2="4.8154in" svg:y2="0.4339in"><text:p/></draw:line><draw:line text:anchor-type="paragraph" draw:z-index="27" draw:name="Shape3" draw:style-name="gr1" draw:text-style-name="P23" svg:x1="4.8984in" svg:y1="0.4445in" svg:x2="7.0339in" svg:y2="0.4236in"><text:p/></draw:line><text:s text:c="23"/>First: <text:s text:c="44"/>Middle: <text:s text:c="36"/>Surname</text:p>
      <text:p text:style-name="P2"/>
      <text:p text:style-name="P2"/>
      <text:p text:style-name="P5"/>
      <text:p text:style-name="P5"><draw:line text:anchor-type="paragraph" draw:z-index="28" draw:name="Shape4" draw:style-name="gr4" draw:text-style-name="P23" svg:x1="1.1382in" svg:y1="0.1902in" svg:x2="3.5547in" svg:y2="0.1902in"><text:p/></draw:line><draw:line text:anchor-type="paragraph" draw:z-index="29" draw:name="Shape6" draw:style-name="gr5" draw:text-style-name="P23" svg:x1="4.8362in" svg:y1="0.1693in" svg:x2="7.076in" svg:y2="0.1382in"><text:p/></draw:line><text:span text:style-name="T5">ii</text:span>. <text:s/>Date of Birth: <text:s text:c="60"/>National ID No:</text:p>
      <text:p text:style-name="P5"/>
      <text:p text:style-name="P5"><text:span text:style-name="T5">iii</text:span>. Contacts:</text:p>
      <text:p text:style-name="P5"><text:s text:c="6"/></text:p>
      <text:p text:style-name="P5"><draw:line text:anchor-type="paragraph" draw:z-index="30" draw:name="Shape7" draw:style-name="gr5" draw:text-style-name="P23" svg:x1="1.3256in" svg:y1="0.1843in" svg:x2="2.4508in" svg:y2="0.1634in"><text:p/></draw:line><draw:line text:anchor-type="paragraph" draw:z-index="31" draw:name="Shape9" draw:style-name="gr5" draw:text-style-name="P23" svg:x1="4.6902in" svg:y1="0.1736in" svg:x2="7.0965in" svg:y2="0.1319in"><text:p/></draw:line><draw:line text:anchor-type="paragraph" draw:z-index="32" draw:name="Shape8" draw:style-name="gr4" draw:text-style-name="P23" svg:x1="2.8984in" svg:y1="0.1736in" svg:x2="4.1382in" svg:y2="0.1634in"><text:p/></draw:line><text:s text:c="5"/>Post Office Box: <text:s text:c="26"/>Code: <text:s text:c="30"/>County:</text:p>
      <text:p text:style-name="P5"><text:s text:c="5"/></text:p>
      <text:p text:style-name="P5"><draw:line text:anchor-type="paragraph" draw:z-index="33" draw:name="Shape10" draw:style-name="gr5" draw:text-style-name="P23" svg:x1="1.5028in" svg:y1="0.176in" svg:x2="7.0547in" svg:y2="0.1134in"><text:p/></draw:line><text:s text:c="6"/><text:span text:style-name="T1">Physical Address: </text:span></text:p>
      <text:p text:style-name="P5"/>
      <text:p text:style-name="P5"><draw:line text:anchor-type="paragraph" draw:z-index="34" draw:name="Shape11" draw:style-name="gr5" draw:text-style-name="P23" svg:x1="1.5028in" svg:y1="0.178in" svg:x2="3.8571in" svg:y2="0.178in"><text:p/></draw:line><draw:line text:anchor-type="paragraph" draw:z-index="35" draw:name="Shape12" draw:style-name="gr4" draw:text-style-name="P23" svg:x1="4.6902in" svg:y1="0.1673in" svg:x2="7.0654in" svg:y2="0.1256in"><text:p/></draw:line><text:s text:c="6"/><text:span text:style-name="T1">Home Telephone: <text:s text:c="59"/>Cell Phone:</text:span></text:p>
      <text:p text:style-name="P13"><text:s text:c="5"/></text:p>
      <text:p text:style-name="P13"><draw:line text:anchor-type="paragraph" draw:z-index="36" draw:name="Shape13" draw:style-name="gr4" draw:text-style-name="P23" svg:x1="1.3154in" svg:y1="0.1902in" svg:x2="7.0445in" svg:y2="0.1382in"><text:p/></draw:line><text:soft-page-break/><text:s text:c="6"/>Email Address: </text:p>
      <text:p text:style-name="P5"/>
      <text:p text:style-name="P8"><draw:line text:anchor-type="paragraph" draw:z-index="41" draw:name="Shape21" draw:style-name="gr4" draw:text-style-name="P23" svg:x1="1.7528in" svg:y1="0.1988in" svg:x2="7.0236in" svg:y2="0.1362in"><text:p/></draw:line><text:span text:style-name="T6">i</text:span>v. Occupation/Profession:</text:p>
      <text:p text:style-name="P5"/>
      <text:p text:style-name="P5"><draw:line text:anchor-type="paragraph" draw:z-index="37" draw:name="Shape16" draw:style-name="gr5" draw:text-style-name="P23" svg:x1="3.8571in" svg:y1="0.1508in" svg:x2="4.7634in" svg:y2="0.1508in"><text:p/></draw:line><draw:line text:anchor-type="paragraph" draw:z-index="38" draw:name="Shape17" draw:style-name="gr5" draw:text-style-name="P23" svg:x1="5.9925in" svg:y1="0.1508in" svg:x2="7.0236in" svg:y2="0.1508in"><text:p/></draw:line><draw:custom-shape text:anchor-type="paragraph" draw:z-index="48" draw:name="Shape14" draw:style-name="gr6" draw:text-style-name="P25" svg:width="0.1469in" svg:height="0.1469in" svg:x="1.9925in" svg:y="0.0256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9" draw:name="Shape14" draw:style-name="gr6" draw:text-style-name="P25" svg:width="0.1469in" svg:height="0.1469in" svg:x="2.4819in" svg:y="0.0154in"><text:p/><draw:enhanced-geometry svg:viewBox="0 0 21600 21600" draw:mirror-horizontal="false" draw:mirror-vertical="false" draw:type="rectangle" draw:enhanced-path="M 0 0 L 21600 0 21600 21600 0 21600 0 0 Z N"/></draw:custom-shape><text:span text:style-name="T5">v. Membership Card Holder: <text:s text:c="4"/></text:span><text:span text:style-name="T3"><text:s/>Yes</text:span><text:span text:style-name="T1"> <text:s text:c="5"/></text:span><text:span text:style-name="T3">No</text:span><text:span text:style-name="T1"> <text:s text:c="2"/>Year Joined: <text:s text:c="24"/>Membership No:</text:span></text:p>
      <text:p text:style-name="P5"/>
      <text:p text:style-name="P7"><draw:custom-shape text:anchor-type="paragraph" draw:z-index="52" draw:name="Shape14" draw:style-name="gr6" draw:text-style-name="P25" svg:width="0.1469in" svg:height="0.1469in" svg:x="2.2319in" svg:y="0.017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1" draw:name="Shape14" draw:style-name="gr6" draw:text-style-name="P25" svg:width="0.1469in" svg:height="0.1469in" svg:x="3.4299in" svg:y="0.0382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0" draw:name="Shape14" draw:style-name="gr6" draw:text-style-name="P25" svg:width="0.1469in" svg:height="0.1469in" svg:x="5.0028in" svg:y="0.028in"><text:p/><draw:enhanced-geometry svg:viewBox="0 0 21600 21600" draw:mirror-horizontal="false" draw:mirror-vertical="false" draw:type="rectangle" draw:enhanced-path="M 0 0 L 21600 0 21600 21600 0 21600 0 0 Z N"/></draw:custom-shape>vi. Sacramental Information: <text:s text:c="11"/>Baptized <text:s text:c="13"/>Confirmed <text:s text:c="20"/>Communicant.</text:p>
      <text:p text:style-name="P5"/>
      <text:p text:style-name="P5"/>
      <text:p text:style-name="P5"/>
      <text:p text:style-name="P9">11. Children/Other family member information:</text:p>
      <text:p text:style-name="P9"/>
      <text:p text:style-name="P9"><text:s text:c="5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11">Name</text:p>
          </table:table-cell>
          <table:table-cell table:style-name="Table1.A1" office:value-type="string">
            <text:p text:style-name="P11">Relationship</text:p>
          </table:table-cell>
          <table:table-cell table:style-name="Table1.A1" office:value-type="string">
            <text:p text:style-name="P11">Age</text:p>
          </table:table-cell>
          <table:table-cell table:style-name="Table1.D1" office:value-type="string">
            <text:p text:style-name="P11">Church Member?</text:p>
          </table:table-cell>
        </table:table-row>
        <table:table-row>
          <table:table-cell table:style-name="Table1.A6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Table_20_Contents"/>
          </table:table-cell>
          <table:table-cell table:style-name="Table1.B5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  <table:table-cell table:style-name="Table1.D5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Table_20_Contents"/>
          </table:table-cell>
          <table:table-cell table:style-name="Table1.B6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  <table:table-cell table:style-name="Table1.D6" office:value-type="string">
            <text:p text:style-name="Table_20_Contents"/>
          </table:table-cell>
        </table:table-row>
      </table:table>
      <text:p text:style-name="P9"/>
      <text:p text:style-name="P10"><draw:line text:anchor-type="paragraph" draw:z-index="42" draw:name="Shape22" draw:style-name="gr4" draw:text-style-name="P23" svg:x1="4.0862in" svg:y1="0.1535in" svg:x2="5.5028in" svg:y2="0.1638in"><text:p/></draw:line><draw:line text:anchor-type="paragraph" draw:z-index="43" draw:name="Shape23" draw:style-name="gr4" draw:text-style-name="P23" svg:x1="6.0445in" svg:y1="0.1429in" svg:x2="7.378in" svg:y2="0.1429in"><text:p/></draw:line><draw:line text:anchor-type="paragraph" draw:z-index="44" draw:name="Shape24" draw:style-name="gr4" draw:text-style-name="P23" svg:x1="1.628in" svg:y1="0.1535in" svg:x2="3.5654in" svg:y2="0.1535in"><text:p/></draw:line>12. Next of Kin: <text:s/>Name <text:s text:c="48"/>ID No: <text:s text:c="35"/>Phone:</text:p>
      <text:p text:style-name="P10"/>
      <text:p text:style-name="P10">13. FREE WILL OFFERING</text:p>
      <text:p text:style-name="P10"><text:s text:c="8"/>Kindly declare your monthly free will offering: <text:s text:c="2"/></text:p>
      <text:p text:style-name="P10"><text:s text:c="8"/>In figures</text:p>
      <text:p text:style-name="P10"><draw:line text:anchor-type="paragraph" draw:z-index="45" draw:name="Shape25" draw:style-name="gr4" draw:text-style-name="P23" svg:x1="1.0965in" svg:y1="0.0492in" svg:x2="3.0339in" svg:y2="0.0075in"><text:p/></draw:line></text:p>
      <text:p text:style-name="P10"><draw:line text:anchor-type="paragraph" draw:z-index="46" draw:name="Shape26" draw:style-name="gr4" draw:text-style-name="P23" svg:x1="0.9925in" svg:y1="0.1433in" svg:x2="7.2323in" svg:y2="0.0453in"><text:p/></draw:line><text:s text:c="8"/>In words</text:p>
      <text:p text:style-name="P10"><text:s text:c="23"/><text:span text:style-name="T7">“</text:span><text:span text:style-name="T8">I can do all things through Christ who strengthens me” <text:s/>Philippians 4:30</text:span></text:p>
      <text:p text:style-name="P16"/>
      <text:p text:style-name="P17">14. If you or any member of your family wish to serve or participate in any church ministry (e.g Ushering, Choir, Praise and worship, Sunday school, side men/women, <text:span text:style-name="T9">P</text:span>astor<text:span text:style-name="T9">)</text:span> kindly indicate below:</text:p>
      <text:p text:style-name="P5"><draw:line text:anchor-type="paragraph" draw:z-index="47" draw:name="Shape27" draw:style-name="gr8" draw:text-style-name="P23" svg:x1="0.0965in" svg:y1="0.2244in" svg:x2="7.0028in" svg:y2="0.1409in"><text:p/></draw:line></text:p>
      <text:p text:style-name="P5"/>
      <text:p text:style-name="P5"><text:s text:c="4"/></text:p>
      <text:p text:style-name="P5"><draw:line text:anchor-type="paragraph" draw:z-index="53" draw:name="Shape28" draw:style-name="gr8" draw:text-style-name="P23" svg:x1="0.5547in" svg:y1="0.1701in" svg:x2="3.7945in" svg:y2="0.1598in"><text:p/></draw:line><draw:line text:anchor-type="paragraph" draw:z-index="54" draw:name="Shape29" draw:style-name="gr8" draw:text-style-name="P23" svg:x1="4.5339in" svg:y1="0.1807in" svg:x2="7.065in" svg:y2="0.1807in"><text:p/></draw:line><text:s text:c="4"/><text:span text:style-name="T10">Date: <text:s text:c="80"/>Signature</text:span></text:p>
      <text:p text:style-name="P5"/>
      <text:p text:style-name="P5"/>
      <text:p text:style-name="P7"><text:span text:style-name="T4"><text:s text:c="21"/>PLEASE RETURN THIS FORM TO THE VICAR’S OFFICE.</text:span><text:span text:style-name="T2"> <text:s text:c="40"/></text:span><text:s text:c="4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7.8125in" fo:margin-left="-0.5583in" table:align="left" style:shadow="#ffffff 0in 0in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6.0625in"/>
    </style:style>
    <style:style style:name="Table2.1" style:family="table-row">
      <style:table-row-properties style:min-row-height="1.0625in"/>
    </style:style>
    <style:style style:name="Table2.A1" style:family="table-cell">
      <style:table-cell-properties fo:padding="0in" fo:border="none"/>
    </style:style>
    <style:style style:name="MP1" style:family="paragraph" style:parent-style-name="Table_20_Contents">
      <style:text-properties fo:color="#59c5c7" fo:font-size="22pt" fo:font-weight="bold" officeooo:rsid="0025008b" officeooo:paragraph-rsid="0025008b" style:font-size-asian="22pt" style:font-weight-asian="bold" style:font-size-complex="22pt" style:font-weight-complex="bold"/>
    </style:style>
    <style:style style:name="MP2" style:family="paragraph" style:parent-style-name="Table_20_Contents">
      <style:text-properties fo:color="#59c5c7" fo:font-weight="bold" officeooo:rsid="0025008b" officeooo:paragraph-rsid="0025008b" style:font-weight-asian="bold" style:font-weight-complex="bold"/>
    </style:style>
    <style:style style:name="MP3" style:family="paragraph" style:parent-style-name="Table_20_Contents">
      <style:text-properties fo:color="#59c5c7" officeooo:rsid="0025008b" officeooo:paragraph-rsid="0025008b"/>
    </style:style>
    <style:style style:name="MP4" style:family="paragraph" style:parent-style-name="Header">
      <style:text-properties officeooo:rsid="0025008b" officeooo:paragraph-rsid="0025008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Table_20_Contents"><draw:frame draw:style-name="Mfr1" draw:name="Image1" text:anchor-type="paragraph" svg:x="0in" svg:y="0in" svg:width="1.6465in" svg:height="1.002in" draw:z-index="55"><draw:image xlink:href="Pictures/10000201000001900000018C362B699E80FB4BFD.tif" xlink:type="simple" xlink:show="embed" xlink:actuate="onLoad" loext:mime-type="image/x-vclgraphic"/></draw:frame></text:p>
            </table:table-cell>
            <table:table-cell table:style-name="Table2.A1" office:value-type="string">
              <text:p text:style-name="MP1">ACK ST. STEPHEN’S CHURCH</text:p>
              <text:p text:style-name="MP2">BAMBURI FACTORY PARISH</text:p>
              <text:p text:style-name="MP2">DIOCESE OF MOMBASA</text:p>
              <text:p text:style-name="MP3">P.O BOX 16606 – 80100 Mombasa, Kenya – Mwembelegeza, Bamburi Mtamboni Road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2:13:59.419953177</meta:creation-date>
    <dc:date>2019-01-28T15:14:59.136288701</dc:date>
    <meta:editing-duration>PT20M32S</meta:editing-duration>
    <meta:editing-cycles>4</meta:editing-cycles>
    <meta:generator>LibreOffice/5.4.4.2$Linux_X86_64 LibreOffice_project/2524958677847fb3bb44820e40380acbe820f960</meta:generator>
    <meta:document-statistic meta:table-count="2" meta:image-count="1" meta:object-count="0" meta:page-count="2" meta:paragraph-count="51" meta:word-count="214" meta:character-count="2611" meta:non-whitespace-character-count="1215"/>
  </office:meta>
</office:document-meta>
</file>